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75cm" fo:min-width="0cm"/>
    </style:style>
    <style:style style:name="gr3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5.75cm" fo:min-width="21.1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9.5cm"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295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4.305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.426cm" style:protect="siz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2cm" svg:height="2cm" svg:x="3.1cm" svg:y="2.8cm">
            <text:p text:style-name="P1">BT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6.101cm" svg:y="2.801cm">
            <text:p text:style-name="P1">BT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9.101cm" svg:y="2.801cm">
            <text:p text:style-name="P1">BT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2.102cm" svg:y="2.802cm">
            <text:p text:style-name="P1">VO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5.103cm" svg:y="2.803cm">
            <text:p text:style-name="P1">PW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8.104cm" svg:y="2.804cm">
            <text:p text:style-name="P1">SP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21.105cm" svg:y="2.805cm">
            <text:p text:style-name="P1">RFI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cm" svg:height="2.2cm" svg:x="3.6cm" svg:y="5.05cm">
            <text:p text:style-name="P2"><text:span text:style-name="T1">2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3" draw:layer="layout" svg:width="1cm" svg:height="2.2cm" svg:x="6.601cm" svg:y="5.051cm">
            <text:p text:style-name="P2"><text:span text:style-name="T1">2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3" draw:layer="layout" svg:width="1cm" svg:height="2.2cm" svg:x="9.602cm" svg:y="5.052cm">
            <text:p text:style-name="P2"><text:span text:style-name="T1">2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3" draw:layer="layout" svg:width="1cm" svg:height="2.2cm" svg:x="12.602cm" svg:y="5.052cm">
            <text:p text:style-name="P2"><text:span text:style-name="T1">3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3" draw:layer="layout" svg:width="1cm" svg:height="2.2cm" svg:x="15.602cm" svg:y="5.052cm">
            <text:p text:style-name="P2"><text:span text:style-name="T1">2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3" draw:layer="layout" svg:width="1cm" svg:height="2.2cm" svg:x="18.602cm" svg:y="5.052cm">
            <text:p text:style-name="P2"><text:span text:style-name="T1">2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3" draw:layer="layout" svg:width="1cm" svg:height="2.2cm" svg:x="21.605cm" svg:y="5.052cm">
            <text:p text:style-name="P2"><text:span text:style-name="T1">8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3" draw:text-style-name="P4" draw:layer="layout" svg:width="21.6cm" svg:height="6cm" svg:x="2.3cm" svg:y="6.9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0cm" svg:height="2cm" svg:x="3.105cm" svg:y="7.65cm">
              <text:p text:style-name="P2">MCU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4.795cm" svg:height="2cm" svg:x="3.105cm" svg:y="10.05cm">
              <text:p text:style-name="P2">DFP</text:p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14.805cm" svg:height="2cm" svg:x="8.3cm" svg:y="10.05cm">
              <text:p text:style-name="P2">18650</text:p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3" draw:layer="layout" svg:width="2.2cm" svg:height="1cm" svg:x="23.5cm" svg:y="10.55cm">
            <text:p text:style-name="P2"><text:span text:style-name="T1">USB</text:span>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9:46:19.920337752</meta:creation-date>
    <dc:date>2019-11-08T20:04:38.851408034</dc:date>
    <meta:editing-duration>PT18M18S</meta:editing-duration>
    <meta:editing-cycles>5</meta:editing-cycles>
    <meta:generator>LibreOffice/6.0.7.3$Linux_X86_64 LibreOffice_project/00m0$Build-3</meta:generator>
    <meta:document-statistic meta:object-count="44"/>
  </office:meta>
</office:document-meta>
</file>